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6.3cm" fo:margin-left="1.499cm" fo:margin-top="0cm" fo:margin-bottom="0cm" table:align="left" fo:background-color="transparent">
        <style:background-image/>
      </style:table-properties>
    </style:style>
    <style:style style:name="Tableau1.A" style:family="table-column">
      <style:table-column-properties style:column-width="1.905cm"/>
    </style:style>
    <style:style style:name="Tableau1.B" style:family="table-column">
      <style:table-column-properties style:column-width="11.509cm"/>
    </style:style>
    <style:style style:name="Tableau1.C" style:family="table-column">
      <style:table-column-properties style:column-width="2.88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8.017cm" fo:margin-left="1.499cm" fo:margin-top="0cm" fo:margin-bottom="0cm" table:align="left" fo:background-color="transparent">
        <style:background-image/>
      </style:table-properties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5.21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3" style:family="table">
      <style:table-properties style:width="8.017cm" fo:margin-left="1.499cm" fo:margin-top="0cm" fo:margin-bottom="0cm" table:align="left" fo:background-color="transparent">
        <style:background-image/>
      </style:table-properties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5.212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9.102cm" fo:margin-left="1.466cm" fo:margin-top="0cm" fo:margin-bottom="0cm" table:align="left" fo:background-color="transparent" style:may-break-between-rows="false">
        <style:background-image/>
      </style:table-properties>
    </style:style>
    <style:style style:name="Tableau4.A" style:family="table-column">
      <style:table-column-properties style:column-width="1.799cm"/>
    </style:style>
    <style:style style:name="Tableau4.B" style:family="table-column">
      <style:table-column-properties style:column-width="2.619cm"/>
    </style:style>
    <style:style style:name="Tableau4.C" style:family="table-column">
      <style:table-column-properties style:column-width="2.593cm"/>
    </style:style>
    <style:style style:name="Tableau4.D" style:family="table-column">
      <style:table-column-properties style:column-width="2.09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Liberation Serif" fo:font-size="24pt" officeooo:rsid="000c928b" officeooo:paragraph-rsid="000c928b" style:font-size-asian="18pt" style:font-size-complex="18pt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style:font-name="Liberation Serif" officeooo:rsid="000c928b" officeooo:paragraph-rsid="000c928b"/>
    </style:style>
    <style:style style:name="P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Liberation Serif" officeooo:rsid="000c928b" officeooo:paragraph-rsid="000c928b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Liberation Serif" officeooo:paragraph-rsid="000d7504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0d7504" officeooo:paragraph-rsid="000d750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d7504" officeooo:paragraph-rsid="000d7504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paragraph-rsid="000d7504" fo:background-color="#000000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font-weight="bold" fo:background-color="#0000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0d7504" fo:background-color="#00000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officeooo:rsid="000d7504" officeooo:paragraph-rsid="000d7504"/>
    </style:style>
    <style:style style:name="P11" style:family="paragraph" style:parent-style-name="Text_20_body">
      <style:paragraph-properties fo:text-align="center" style:justify-single-word="false"/>
      <style:text-properties style:font-name="Liberation Serif" officeooo:paragraph-rsid="000c928b"/>
    </style:style>
    <style:style style:name="P1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Liberation Serif" officeooo:rsid="000d7504" officeooo:paragraph-rsid="000d7504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Liberation Serif" fo:font-size="10pt" fo:font-weight="bold" officeooo:rsid="000d7504" officeooo:paragraph-rsid="000d7504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fo:font-weight="bold" officeooo:paragraph-rsid="000d7504" fo:background-color="#00000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7cb342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e040fb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7b1fa2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e5ff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76ff03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bdbdbd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afb42b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afafa" loext:opacity="100%" style:font-name="Liberation Serif" fo:font-size="10pt" fo:font-weight="bold" officeooo:rsid="000d7504" officeooo:paragraph-rsid="000d7504" fo:background-color="#000000" style:font-weight-asian="bold" style:font-weight-complex="bold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officeooo:rsid="000c928b" officeooo:paragraph-rsid="000c928b"/>
    </style:style>
    <style:style style:name="P25" style:family="paragraph" style:parent-style-name="Text_20_body">
      <style:paragraph-properties fo:margin-left="2.501cm" fo:margin-right="0cm" fo:text-indent="0cm" style:auto-text-indent="false"/>
      <style:text-properties officeooo:paragraph-rsid="000c928b"/>
    </style:style>
    <style:style style:name="P26" style:family="paragraph" style:parent-style-name="Heading_20_1">
      <style:text-properties style:font-name="Liberation Serif" officeooo:rsid="000c928b" officeooo:paragraph-rsid="000c928b"/>
    </style:style>
    <style:style style:name="P27" style:family="paragraph" style:parent-style-name="Table_20_Contents">
      <style:paragraph-properties fo:text-align="center" style:justify-single-word="false"/>
      <style:text-properties fo:color="#d32f2f" loext:opacity="100%" style:font-name="Liberation Serif" fo:font-size="10pt" fo:font-weight="bold" officeooo:paragraph-rsid="000d7504" fo:background-color="#000000" style:font-weight-asian="bold" style:font-weight-complex="bold"/>
    </style:style>
    <style:style style:name="P28" style:family="paragraph" style:parent-style-name="Heading_20_2">
      <style:text-properties style:font-name="Liberation Serif" officeooo:paragraph-rsid="000c928b"/>
    </style:style>
    <style:style style:name="P29" style:family="paragraph" style:parent-style-name="Heading_20_2">
      <style:paragraph-properties fo:break-before="page"/>
      <style:text-properties style:font-name="Liberation Serif" officeooo:paragraph-rsid="000c928b"/>
    </style:style>
    <style:style style:name="P30" style:family="paragraph" style:parent-style-name="Heading_20_2">
      <style:text-properties style:font-name="Liberation Serif" officeooo:rsid="000c928b" officeooo:paragraph-rsid="000c928b"/>
    </style:style>
    <style:style style:name="P31" style:family="paragraph" style:parent-style-name="Heading_20_2">
      <style:paragraph-properties fo:break-before="page"/>
      <style:text-properties style:font-name="Liberation Serif" officeooo:rsid="000c928b" officeooo:paragraph-rsid="000c928b"/>
    </style:style>
    <style:style style:name="P32" style:family="paragraph" style:parent-style-name="Heading_20_2" style:list-style-name="">
      <style:text-properties style:font-name="Liberation Serif" officeooo:rsid="000c928b" officeooo:paragraph-rsid="000c928b"/>
    </style:style>
    <style:style style:name="P33" style:family="paragraph" style:parent-style-name="Heading_20_2" style:list-style-name="">
      <style:paragraph-properties fo:break-before="page"/>
      <style:text-properties style:font-name="Liberation Serif" officeooo:rsid="000c928b" officeooo:paragraph-rsid="000d7504"/>
    </style:style>
    <style:style style:name="P34" style:family="paragraph" style:parent-style-name="Heading_20_2" style:list-style-name="">
      <style:text-properties style:font-name="Liberation Serif" officeooo:paragraph-rsid="000d7504"/>
    </style:style>
    <style:style style:name="T1" style:family="text">
      <style:text-properties officeooo:rsid="000c928b"/>
    </style:style>
    <style:style style:name="T2" style:family="text">
      <style:text-properties fo:font-variant="normal" fo:text-transform="none" fo:color="#333333" loext:opacity="100%" fo:letter-spacing="normal" fo:language="fr" fo:country="FR" fo:font-style="normal" fo:font-weight="normal"/>
    </style:style>
    <style:style style:name="T3" style:family="text">
      <style:text-properties fo:font-variant="normal" fo:text-transform="none" fo:color="#333333" loext:opacity="100%" fo:letter-spacing="normal" fo:language="fr" fo:country="FR" fo:font-style="normal" fo:font-weight="normal" officeooo:rsid="000d7504"/>
    </style:style>
    <style:style style:name="T4" style:family="text">
      <style:text-properties fo:font-variant="normal" fo:text-transform="none" fo:color="#333333" loext:opacity="100%" fo:font-size="8pt" fo:letter-spacing="normal" fo:language="fr" fo:country="FR" fo:font-style="normal" fo:font-weight="normal" officeooo:rsid="000d7504"/>
    </style:style>
    <style:style style:name="T5" style:family="text">
      <style:text-properties fo:font-variant="normal" fo:text-transform="none" fo:color="#00e5ff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6" style:family="text">
      <style:text-properties fo:font-variant="normal" fo:text-transform="none" fo:color="#fafafa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7" style:family="text">
      <style:text-properties fo:font-variant="normal" fo:text-transform="none" fo:color="#e040fb" loext:opacity="100%" fo:letter-spacing="normal" fo:language="fr" fo:country="FR" fo:font-style="normal" fo:font-weight="bold" officeooo:rsid="000d7504" fo:background-color="#000000" loext:char-shading-value="0" style:font-weight-asian="bold" style:font-weight-complex="bold"/>
    </style:style>
    <style:style style:name="T8" style:family="text">
      <style:text-properties officeooo:rsid="000d7504"/>
    </style:style>
    <style:style style:name="T9" style:family="text">
      <style:text-properties fo:color="#00e676" loext:opacity="100%" officeooo:rsid="000d7504"/>
    </style:style>
    <style:style style:name="T10" style:family="text">
      <style:text-properties fo:color="#3d5afe" loext:opacity="100%"/>
    </style:style>
    <style:style style:name="T11" style:family="text">
      <style:text-properties fo:color="#3d5afe" loext:opacity="100%" fo:background-color="#000000" loext:char-shading-value="0"/>
    </style:style>
    <style:style style:name="T12" style:family="text">
      <style:text-properties fo:color="#00e5ff" loext:opacity="100%"/>
    </style:style>
    <style:style style:name="T13" style:family="text">
      <style:text-properties fo:color="#76ff03" loext:opacity="100%"/>
    </style:style>
    <style:style style:name="T14" style:family="text">
      <style:text-properties fo:color="#76ff03" loext:opacity="100%" officeooo:rsid="000d7504"/>
    </style:style>
    <style:style style:name="T15" style:family="text">
      <style:text-properties fo:color="#afb42b" loext:opacity="100%"/>
    </style:style>
    <style:style style:name="T16" style:family="text">
      <style:text-properties fo:color="#afb42b" loext:opacity="100%" officeooo:rsid="000d7504"/>
    </style:style>
    <style:style style:name="T17" style:family="text">
      <style:text-properties fo:color="#ff3d00" loext:opacity="100%"/>
    </style:style>
    <style:style style:name="T18" style:family="text">
      <style:text-properties fo:color="#ff3d00" loext:opacity="100%" officeooo:rsid="000d7504"/>
    </style:style>
    <style:style style:name="T19" style:family="text">
      <style:text-properties fo:color="#d32f2f" loext:opacity="100%"/>
    </style:style>
    <style:style style:name="T20" style:family="text">
      <style:text-properties fo:color="#ffea00" loext:opacity="100%" officeooo:rsid="000d7504"/>
    </style:style>
    <style:style style:name="T21" style:family="text">
      <style:text-properties fo:color="#bdbdbd" loext:opacity="100%" officeooo:rsid="000d7504"/>
    </style:style>
    <style:style style:name="T22" style:family="text">
      <style:text-properties fo:language="fr" fo:country="FR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0c928b"/>
    </style:style>
    <style:style style:name="T25" style:family="text">
      <style:text-properties officeooo:rsid="000e45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mo pour une partie de <text:line-break/>Dwarf Fortress</text:p>
      <text:p text:style-name="P11"/>
      <text:h text:style-name="P26" text:outline-level="1"/>
      <text:p text:style-name="P13">Sommaire</text:p>
      <text:p text:style-name="P13">1 - Préparation de partie</text:p>
      <text:h text:style-name="P30" text:outline-level="2"><text:tab/>A) Les Mods</text:h>
      <text:p text:style-name="P25"><text:span text:style-name="T24">Interface Tweak : </text:span><text:a xlink:type="simple" xlink:href="https://steamcommunity.com/sharedfiles/filedetails/?id=2899720701" text:style-name="Internet_20_link" text:visited-style-name="Visited_20_Internet_20_Link"><text:span text:style-name="T24">https://steamcommunity.com/sharedfiles/filedetails/?id=2899720701</text:span></text:a><text:span text:style-name="T24"><text:line-break/>Permet d’afficher les raccourcis clavier (en qwerty) sur les icônes</text:span></text:p>
      <text:p text:style-name="P25"><text:span text:style-name="T23">Audible Alerts : </text:span><text:a xlink:type="simple" xlink:href="https://steamcommunity.com/sharedfiles/filedetails/?id=2898589374" text:style-name="Internet_20_link" text:visited-style-name="Visited_20_Internet_20_Link"><text:span text:style-name="T23">https://steamcommunity.com/sharedfiles/filedetails/?id=2898589374</text:span></text:a><text:span text:style-name="T23"><text:line-break/></text:span><text:span text:style-name="T24">Rajoute des alerte sonore au alerte visuel déjà existante</text:span></text:p>
      <text:p text:style-name="P25"><text:span text:style-name="T23">Work Detail Icons: </text:span><text:a xlink:type="simple" xlink:href="https://steamcommunity.com/sharedfiles/filedetails/?id=2899155457" text:style-name="Internet_20_link" text:visited-style-name="Visited_20_Internet_20_Link"><text:span text:style-name="T23">https://steamcommunity.com/sharedfiles/filedetails/?id=2899155457</text:span></text:a><text:span text:style-name="T23"><text:line-break/></text:span><text:span text:style-name="T24">Permet d’avoir d’autre icône pour les emploies</text:span></text:p>
      <text:p text:style-name="P25"><text:span text:style-name="T23">Better Pause and Play Buttons : </text:span><text:a xlink:type="simple" xlink:href="https://steamcommunity.com/sharedfiles/filedetails/?id=2898964448" text:style-name="Internet_20_link" text:visited-style-name="Visited_20_Internet_20_Link"><text:span text:style-name="T23">https://steamcommunity.com/sharedfiles/filedetails/?id=2898964448</text:span></text:a><text:span text:style-name="T23"><text:line-break/></text:span><text:span text:style-name="T24">Permet de rendre les icônes Pause et Lecture plus visuel (Rouge, Vert)</text:span></text:p>
      <text:p text:style-name="P24"><text:span text:style-name="T23">Traduction Française: </text:span><text:a xlink:type="simple" xlink:href="https://steamcommunity.com/sharedfiles/filedetails/?id=2903541101" text:style-name="Internet_20_link" text:visited-style-name="Visited_20_Internet_20_Link"><text:span text:style-name="T23">https://steamcommunity.com/sharedfiles/filedetails/?id=2903541101</text:span></text:a><text:span text:style-name="T23"><text:line-break/>Permet de traduire une partie des élément en jeux (en développement)</text:span></text:p>
      <text:h text:style-name="P32" text:outline-level="2"/>
      <text:h text:style-name="P31" text:outline-level="2"><text:tab/>B) Créer un monde</text:h>
      <text:p text:style-name="P3">Continue active game =&gt; Continuer la dernière partie.<text:line-break/>Start new game in existing world =&gt; créer une nouvelle partie sur un monde existant<text:line-break/>Create new world =&gt; Créer un nouveau monde (CLIQUEZ ICI)</text:p>
      <text:p text:style-name="P3">Customiser a votre guise ou laisser par défaut<text:line-break/>Cliquer sur Mods (en bas) et faite passer les mods précédemment installer de la colonne de gauche à la colonne du centre</text:p>
      <text:p text:style-name="P3">World map size : Défini la grandeur du monde (Plus c’est grand plus il faut un ordinateur costaud)<text:line-break/>History length : Génère de l’histoire sur la durée (plus c’est grand plus c’est long a générer)<text:line-break/><text:tab/>5 years : Plus de bête mythique moins de mort vivant<text:line-break/><text:tab/>50 years : <text:line-break/><text:tab/>100 years (par défaut) : juste milieu entre bêtes mythique et mort vivant<text:line-break/><text:tab/>250 years :<text:line-break/><text:tab/>500 years : quasiment plus de bêtes mythique, risque de beaucoup de mort vivant des <text:line-break/><text:tab/>civilisations éteinte, une civilisation qui domine, ...<text:line-break/>Number of civilizations : assez explicite, essayer d’être cohérent avec World map size<text:line-break/>Maximum number of sites : <text:span text:style-name="T25">Nombre de site (Village, Ville, Forteresse, Ruine) générer sur la map</text:span><text:line-break/>Number of beasts : Nombre de bêtes légendaire (ils sont pas la pour les câlins)<text:line-break/>Natural savagery : Sauvagerie des animaux sauvage, typiquement en very low vous aurez plein de <text:line-break/><text:tab/>tortues, licornes en very hight vous aurez plein de lions, éléphants géants de 10m, …<text:line-break/>Mineral occurrence : la quantité de minerai dispersé (Sparse est bien, Everywere si vous voulez jouer <text:tab/>tranquillement)<text:line-break/></text:p>
      <text:h text:style-name="P28" text:outline-level="2"><text:tab/></text:h>
      <text:h text:style-name="P29" text:outline-level="2"><text:span text:style-name="T1">C) </text:span><text:span text:style-name="T8">Mode de jeux + </text:span><text:span text:style-name="T1">site d’embarquement</text:span></text:h>
      <text:p text:style-name="P12">Fortress : On contrôle une forteresse et on gère une colonie de nain (C’est ce mode qui nous intéresse)<text:line-break/>Adventurer (pas encore disponible sur Steam) : On contrôle que 1 nain et on vie des aventure<text:line-break/>Legens : On lit les aventures et péripétie de notre monde</text:p>
      <text:p text:style-name="P12">Température : Agit sur la chaleur, la pluie et le nombre d’alcool consommé par saison par nain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Type</text:p>
          </table:table-cell>
          <table:table-cell table:style-name="Tableau1.A1" office:value-type="string">
            <text:p text:style-name="P5">Effet</text:p>
          </table:table-cell>
          <table:table-cell table:style-name="Tableau1.C1" office:value-type="string">
            <text:p text:style-name="P5">Précipitation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19">Scorching</text:span> </text:p>
          </table:table-cell>
          <table:table-cell table:style-name="Tableau1.A2" office:value-type="string">
            <text:p text:style-name="P10">Les lacs s’assèche, Les rivières reste</text:p>
          </table:table-cell>
          <table:table-cell table:style-name="Tableau1.C2" office:value-type="string">
            <text:p text:style-name="P10">Pleut jamais ?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7">Hot</text:span> </text:p>
          </table:table-cell>
          <table:table-cell table:style-name="Tableau1.A2" office:value-type="string">
            <text:p text:style-name="P10">L’été les lacs s’assèche, La pluie les remplie </text:p>
          </table:table-cell>
          <table:table-cell table:style-name="Tableau1.C2" office:value-type="string">
            <text:p text:style-name="P10">Pleut rarement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5">Warm</text:span> </text:p>
          </table:table-cell>
          <table:table-cell table:style-name="Tableau1.A2" office:value-type="string">
            <text:p text:style-name="P10">Les lacs se remplissent lentement, Ils peuvent geler brièvement</text:p>
          </table:table-cell>
          <table:table-cell table:style-name="Tableau1.C2" office:value-type="string">
            <text:p text:style-name="P10">Pleut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3">Temperate</text:span> </text:p>
          </table:table-cell>
          <table:table-cell table:style-name="Tableau1.A2" office:value-type="string">
            <text:p text:style-name="P10">Lacs &amp; Rivières Gèle en hiver</text:p>
          </table:table-cell>
          <table:table-cell table:style-name="Tableau1.C2" office:value-type="string">
            <text:p text:style-name="P10">Pleut et Neige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0">Cold</text:span> </text:p>
          </table:table-cell>
          <table:table-cell table:style-name="Tableau1.A2" office:value-type="string">
            <text:p text:style-name="P10">Lacs et Rivières sont gelés jusqu’à l’été</text:p>
          </table:table-cell>
          <table:table-cell table:style-name="Tableau1.C2" office:value-type="string">
            <text:p text:style-name="P10">Neige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2">Freezing</text:span> </text:p>
          </table:table-cell>
          <table:table-cell table:style-name="Tableau1.A2" office:value-type="string">
            <text:p text:style-name="P10">Lacs et Rivières sont gelés toute l’année, Le froid peut provoquer des engelures</text:p>
          </table:table-cell>
          <table:table-cell table:style-name="Tableau1.C2" office:value-type="string">
            <text:p text:style-name="P10">Tempête de neige</text:p>
          </table:table-cell>
        </table:table-row>
      </table:table>
      <text:p text:style-name="P12">Trees : Détermine le nombre d’arbr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Type</text:p>
          </table:table-cell>
          <table:table-cell table:style-name="Tableau2.A1" office:value-type="string">
            <text:p text:style-name="P5">Effet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18">None</text:span> </text:p>
          </table:table-cell>
          <table:table-cell table:style-name="Tableau2.A2" office:value-type="string">
            <text:p text:style-name="P10">Pas d’arbre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20">Scarce</text:span> </text:p>
          </table:table-cell>
          <table:table-cell table:style-name="Tableau2.A2" office:value-type="string">
            <text:p text:style-name="P10">Les arbres sont rare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21">Sparse</text:span> </text:p>
          </table:table-cell>
          <table:table-cell table:style-name="Tableau2.A2" office:value-type="string">
            <text:p text:style-name="P10">Les arbres sont éparpillée</text:p>
          </table:table-cell>
        </table:table-row>
        <table:table-row table:style-name="Tableau2.1">
          <table:table-cell table:style-name="Tableau2.A2" office:value-type="string">
            <text:p text:style-name="P15"><text:span text:style-name="T9">Woodland</text:span> </text:p>
          </table:table-cell>
          <table:table-cell table:style-name="Tableau2.A2" office:value-type="string">
            <text:p text:style-name="P10">Les arbres sont commun</text:p>
          </table:table-cell>
        </table:table-row>
        <table:table-row table:style-name="Tableau2.1">
          <table:table-cell table:style-name="Tableau2.A2" office:value-type="string">
            <text:p text:style-name="P16">Heavily Forested</text:p>
          </table:table-cell>
          <table:table-cell table:style-name="Tableau2.A2" office:value-type="string">
            <text:p text:style-name="P10">Les arbres sont abondant et Dense</text:p>
          </table:table-cell>
        </table:table-row>
      </table:table>
      <text:p text:style-name="P4"><text:tab/><text:tab/><text:tab/><text:span text:style-name="T8">Other végétation : La végétation de manière général (fruit, baie, …)<text:line-break/><text:tab/><text:tab/><text:tab/>!! Thick permet de tenir grossièrement une année mas il faut être autonome à la fin de cette dernière,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4">Type</text:p>
          </table:table-cell>
          <table:table-cell table:style-name="Tableau3.A1" office:value-type="string">
            <text:p text:style-name="P5">Effet</text:p>
          </table:table-cell>
        </table:table-row>
        <table:table-row table:style-name="Tableau3.1">
          <table:table-cell table:style-name="Tableau3.A2" office:value-type="string">
            <text:p text:style-name="P15"><text:span text:style-name="T18">None</text:span> </text:p>
          </table:table-cell>
          <table:table-cell table:style-name="Tableau3.A2" office:value-type="string">
            <text:p text:style-name="P10">Pas de végétation</text:p>
          </table:table-cell>
        </table:table-row>
        <table:table-row table:style-name="Tableau3.1">
          <table:table-cell table:style-name="Tableau3.A2" office:value-type="string">
            <text:p text:style-name="P15"><text:span text:style-name="T20">Scarce</text:span> </text:p>
          </table:table-cell>
          <table:table-cell table:style-name="Tableau3.A2" office:value-type="string">
            <text:p text:style-name="P10">La végétation est rare</text:p>
          </table:table-cell>
        </table:table-row>
        <table:table-row table:style-name="Tableau3.1">
          <table:table-cell table:style-name="Tableau3.A2" office:value-type="string">
            <text:p text:style-name="P15"><text:span text:style-name="T21">Moderate</text:span> </text:p>
          </table:table-cell>
          <table:table-cell table:style-name="Tableau3.A2" office:value-type="string">
            <text:p text:style-name="P10">La végétation est moyenne</text:p>
          </table:table-cell>
        </table:table-row>
        <table:table-row table:style-name="Tableau3.1">
          <table:table-cell table:style-name="Tableau3.A2" office:value-type="string">
            <text:p text:style-name="P15"><text:span text:style-name="T9">Thick</text:span> </text:p>
          </table:table-cell>
          <table:table-cell table:style-name="Tableau3.A2" office:value-type="string">
            <text:p text:style-name="P10">La végétation est dense</text:p>
          </table:table-cell>
        </table:table-row>
      </table:table>
      <text:p text:style-name="P4"><text:span text:style-name="T22"><text:tab/><text:tab/><text:tab/></text:span><text:bookmark text:name="firstHeading"/><text:span text:style-name="T2">Surroundings : </text:span><text:span text:style-name="T3">L’environnement (définit la difficulté des lieux)<text:line-break/><text:tab/><text:tab/><text:tab/>Définit par 2 caractéristiques : l’alignement et la sauvagerie<text:line-break/><text:tab/><text:tab/><text:tab/><text:tab/>Alignement : <text:line-break/><text:tab/><text:tab/><text:tab/><text:tab/><text:tab/>- </text:span><text:span text:style-name="T5">Good</text:span><text:span text:style-name="T3"> (Bon) - (Créatures fantaisistes, Excellent alcool, petite vermine)<text:line-break/><text:tab/><text:tab/><text:tab/><text:tab/><text:tab/>- </text:span><text:span text:style-name="T6">Neutral</text:span><text:span text:style-name="T3"> (Neutre) - (Faune commune, civilisation, Bêtes géantes </text:span><text:span text:style-name="T4">en Savage</text:span><text:span text:style-name="T3">)<text:line-break/><text:tab/><text:tab/><text:tab/><text:tab/><text:tab/>- </text:span><text:span text:style-name="T7">Evil</text:span><text:span text:style-name="T3"> (Mauvais) – Ignoble créature, Mauvais temps, Réanimation<text:line-break/><text:tab/><text:tab/><text:tab/><text:tab/>Sauvagerie : <text:line-break/><text:tab/><text:tab/><text:tab/><text:tab/><text:tab/>- Benign : Bienveillant<text:line-break/><text:tab/><text:tab/><text:tab/><text:tab/><text:tab/>- Neutral : Neutre<text:line-break/><text:tab/><text:tab/><text:tab/><text:tab/><text:tab/>- Savage : Sauvage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27"/>
          </table:table-cell>
          <table:table-cell table:style-name="Tableau4.A1" office:value-type="string">
            <text:p text:style-name="P19">Good</text:p>
          </table:table-cell>
          <table:table-cell table:style-name="Tableau4.A1" office:value-type="string">
            <text:p text:style-name="P23">Neutral</text:p>
          </table:table-cell>
          <table:table-cell table:style-name="Tableau4.D1" office:value-type="string">
            <text:p text:style-name="P17">Evil</text:p>
          </table:table-cell>
        </table:table-row>
        <table:table-row table:style-name="Tableau4.1">
          <table:table-cell table:style-name="Tableau4.A2" office:value-type="string">
            <text:p text:style-name="P9"><text:span text:style-name="T18">Benign</text:span> </text:p>
          </table:table-cell>
          <table:table-cell table:style-name="Tableau4.A2" office:value-type="string">
            <text:p text:style-name="P6"><text:span text:style-name="T11">Serene</text:span> </text:p>
          </table:table-cell>
          <table:table-cell table:style-name="Tableau4.A2" office:value-type="string">
            <text:p text:style-name="P21">Calm</text:p>
          </table:table-cell>
          <table:table-cell table:style-name="Tableau4.D2" office:value-type="string">
            <text:p text:style-name="P17">Sinister</text:p>
          </table:table-cell>
        </table:table-row>
        <table:table-row table:style-name="Tableau4.1">
          <table:table-cell table:style-name="Tableau4.A2" office:value-type="string">
            <text:p text:style-name="P9"><text:span text:style-name="T16">Neutral</text:span> </text:p>
          </table:table-cell>
          <table:table-cell table:style-name="Tableau4.A2" office:value-type="string">
            <text:p text:style-name="P20">Mirthful</text:p>
          </table:table-cell>
          <table:table-cell table:style-name="Tableau4.A2" office:value-type="string">
            <text:p text:style-name="P20">Wilderness</text:p>
          </table:table-cell>
          <table:table-cell table:style-name="Tableau4.D2" office:value-type="string">
            <text:p text:style-name="P17">Haunted</text:p>
          </table:table-cell>
        </table:table-row>
        <table:table-row table:style-name="Tableau4.1">
          <table:table-cell table:style-name="Tableau4.A2" office:value-type="string">
            <text:p text:style-name="P9"><text:span text:style-name="T14">Savage</text:span> </text:p>
          </table:table-cell>
          <table:table-cell table:style-name="Tableau4.A2" office:value-type="string">
            <text:p text:style-name="P19">Joyous Wilds</text:p>
          </table:table-cell>
          <table:table-cell table:style-name="Tableau4.A2" office:value-type="string">
            <text:p text:style-name="P22">Savage Wilds</text:p>
          </table:table-cell>
          <table:table-cell table:style-name="Tableau4.D2" office:value-type="string">
            <text:p text:style-name="P18">Terrifying</text:p>
          </table:table-cell>
        </table:table-row>
      </table:table>
      <text:h text:style-name="P34" text:outline-level="2"><text:soft-page-break/></text:h>
      <text:h text:style-name="P33" text:outline-level="2">D) Le choix de l’équipe</text:h>
      <text:p text:style-name="P2">Vot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0.5cm" fo:margin-right="0cm" fo:margin-top="0cm" fo:margin-bottom="0.247cm" style:contextual-spacing="false" fo:line-height="115%" fo:text-indent="0cm" style:auto-text-indent="false">
        <style:tab-stops/>
      </style:paragraph-properties>
      <style:text-properties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24pt" fo:font-weight="bold" officeooo:rsid="000d7504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12:28:46.793000000</meta:creation-date>
    <dc:date>2022-12-19T15:49:52.478000000</dc:date>
    <meta:editing-duration>PT2H56M26S</meta:editing-duration>
    <meta:editing-cycles>3</meta:editing-cycles>
    <meta:generator>LibreOffice/7.4.3.2$Windows_X86_64 LibreOffice_project/1048a8393ae2eeec98dff31b5c133c5f1d08b890</meta:generator>
    <meta:document-statistic meta:table-count="4" meta:image-count="0" meta:object-count="0" meta:page-count="7" meta:paragraph-count="80" meta:word-count="644" meta:character-count="4203" meta:non-whitespace-character-count="3549"/>
  </office:meta>
</office:document-meta>
</file>